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833cm" style:rel-column-width="10922*"/>
    </style:style>
    <style:style style:name="Tabela1.F" style:family="table-column">
      <style:table-column-properties style:column-width="2.835cm" style:rel-column-width="10925*"/>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Table_20_Contents">
      <style:paragraph-properties fo:text-align="center" style:justify-single-word="false"/>
    </style:style>
    <style:style style:name="P5" style:family="paragraph" style:parent-style-name="Standard" style:list-style-name="L1">
      <style:paragraph-properties fo:text-align="justify" style:justify-single-word="false"/>
      <style:text-properties fo:font-weight="normal" style:font-weight-asian="normal" style:font-weight-complex="normal"/>
    </style:style>
    <style:style style:name="P6" style:family="paragraph" style:parent-style-name="Standard" style:list-style-name="L2">
      <style:paragraph-properties fo:text-align="justify" style:justify-single-word="false"/>
      <style:text-properties fo:font-weight="normal" style:font-weight-asian="normal" style:font-weight-complex="normal"/>
    </style:style>
    <style:style style:name="P7" style:family="paragraph" style:parent-style-name="Standard" style:list-style-name="L3">
      <style:paragraph-properties fo:text-align="justify" style:justify-single-word="false"/>
      <style:text-properties fo:font-weight="normal" style:font-weight-asian="normal" style:font-weight-complex="normal"/>
    </style:style>
    <style:style style:name="P8" style:family="paragraph" style:parent-style-name="Standard" style:list-style-name="L4">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O superfajności wykorzystywania agentów programowych</text:span></text:p>
      <text:p text:style-name="P1"/>
      <text:p text:style-name="P1"><text:tab/>Dzięki zastosowaniu agentów programowych, łatwiejsza staje się integracja z innymi systemami, które, aby działać poprawnie, muszą czerpać informację z systemu AgentPlanner. Na przykład takim systemem może być agent indywidualny (sekretarka czy kamerdyner) wykładowcy lub studenta. Owe informacje będą potrzebne przy układaniu prywatnego harmonogramu. Wymiana informacji staje się bardzo łatwa, gdyż odbywa się poprzez moduł komunikacji sieciowej. Należy pamiętać, aby nie skomplikować zanadto sposobu wymiany informacji. (zastanowić się, czy rozszerzalność systemu będzie tylko w zakresie technologii Java'owej, czy też uniwersalna, czyli np. przesyłanie informacji za pomocą strumieni bitowych).</text:p>
      <text:p text:style-name="P1"/>
      <text:p text:style-name="P1"><text:tab/>Prof. Paprzycki w artykule „Agenci programowi jako metodologia tworzenia oprogramowania”, pisze o tym, że „jest jeszcze bardzo daleko do momentu kiedy będziemy w stanie tworzyć oprogramowanie przy pomocy technologii agentowych” (jest to główna teza artykułu Nwane, Ndumu). Jest to prawda jeżeli patrzymy na problem ogólnie, z globalnej perspektywy, np. agent, którego zadaniem (lub jednym z zadań) jest przeszukiwanie informacji w Internecie, w celu znalezienia jakichś informacji. Wynika to z tego, że współczesny web nie jest jeszcze gotowy na tolerancyjne traktowanie działania agentów, tym bardziej pod kątem ich semantycznego działania. Jest to spowodowane, tym, iż sam Internet nie jest przystosowany do tego typu eksploracji (mimo istniejących, międzynarodowych standardów), ale i agenci mogą być traktowani, jako nieznane, szkodliwe oprogramowanie (kwestia bezpieczeństwa jest odrębnym, chętnie poruszanym przez krytyków technologii agentowych tematem). Jednak technologie internetowe, jak każda dziedzina informatyki, rozwija się się w bardzo szybkim tempie i zarówno semantyczny web, jak i agenci programowi, działający w nim, powoli stają się rzeczywistym faktem. W artykule „Rozwiązania ICT niezbędne dla skutecznego i bezpiecznego wykorzystania informacji dostępnej dzięki inteligentnemu opomiarowaniu”, autorzy napisali:</text:p>
      <text:p text:style-name="P1"/>
      <text:p text:style-name="P1">„Badacze NFS prognozowali już na początku 2010 roku, że za 10 lat Internet będzie siecią nie tylko komputerów osobistych, ale różnych urządzeń, będą to wszelkiego rodzaju sensory, czujniki i aktory inteligentnych budynków, systemy monitoringu online rozlokowane na terenach zurbanizowanych, fotoradary oraz także inteligentne liczniki. Liczba takich urządzeń podłączonych do sieci ma w 2020 roku przekroczyć liczbę fizycznych użytkowników Internetu.”</text:p>
      <text:p text:style-name="P1"/>
      <text:p text:style-name="P1"><text:tab/>Przy tak dużej ilości urządzeń, będących użytkownikami sieci, oczywistym jest, że Internet będzie musiał przejść drastyczną rewolucję, jak np. „usemantycznienie”, czytelna dla maszyn treść stron (np. wyeliminowania zła flasha i grafik jako treści stron WWW). Z całą pewnością, naturalnym stanie się wówczas, zastosowanie agentów do obsługi choć części tego typu urządzeń, jak choćby wspomniane inteligentne liczniki.</text:p>
      <text:p text:style-name="P1"><text:tab/>Wracając jednak do dywagacji nad „sensem życia” systemów agentowych w dzisiejszym świecie i nie bawiąc się w technologicznego wizjonera, można przyjąć, że skuteczność zastosowań agentów programowych już dziś, choć rzadka, jest realna i sprawdza się niezwykle dobrze, np. w zamkniętych sieciach. Mowa tu o sieci przemysłowej (np. linia produkcyjna jakiejś korporacji), gdzie tego typu rozwiązanie jest jak najbardziej uzasadnione co najmniej jednym, bardzo ważnym argumentem, bezpieczeństwem. Takie rozwiązanie chroni przed ingerencją z zewnątrz, hakerów, szkodliwego oprogramowania, czyli między innymi szpiegostwem przemysłowym. W tym przypadku ważna jest nie tylko tajemnica co, jak, z czego i na podstawie jakich planów jest robione, ale i w jaki sposób działa sam system, który ostatecznie ma za zadanie zoptymalizować produkcję, co powoduje wzrost zysków.</text:p>
      <text:p text:style-name="P1"><text:tab/>Agenty, dzięki temu, że komunikują się poprzez sieć i mogą działać na każdym rodzaju urządzenia, mogą zarządzać „wszystkim”, a rozbudowa systemu o kolejne moduły nie stanowi problemu.</text:p>
      <text:p text:style-name="P1"/>
      <text:p text:style-name="P1"><text:soft-page-break/><text:tab/>Coraz więcej systemów informatycznych działa w sieci, zarówno aplikacje webowe jak i desktopowe, połączone do sieci, komunikują się przez sieć, czerpią z niej informacje. Dlatego też agenty stają się naturalnym rozwiązaniem programistycznym.</text:p>
      <text:p text:style-name="P1"><text:tab/>Coraz więcej danych w sieci wymaga nowych metod przeszukiwania i analizy, jak np. wyszukiwanie semantyczne, czy MapReduce. Tu również agenty programowe stają się czymś naturalnym.</text:p>
      <text:p text:style-name="P1"><text:tab/>Człowiek chce jak najmniej ingerować w działanie systemu, lepiej jak coś „robi się samo”, dlatego coraz popularniejsze stawać się będą rozwiązania sztuczno inteligentne, między innymi oparte o technologie agentowe.</text:p>
      <text:p text:style-name="P1"/>
      <text:p text:style-name="P1"/>
      <text:p text:style-name="P1"/>
      <text:p text:style-name="P2"><text:tab/>Wytyczne</text:p>
      <text:p text:style-name="P2"/>
      <text:p text:style-name="P2"><text:tab/>Ogólne dla planu:</text:p>
      <text:list xml:id="list2056186631" text:style-name="L1">
        <text:list-item>
          <text:p text:style-name="P5">Określenie przedziału czasowego zajęć (max ilość jednostek lekcyjnych w ciągu doby).</text:p>
        </text:list-item>
        <text:list-item>
          <text:p text:style-name="P5">Określenie czasu trwania jednej jednostki lekcyjnej (np. 2 godziny).</text:p>
        </text:list-item>
        <text:list-item>
          <text:p text:style-name="P5">Określenie godzinę rozpoczęcia dnia zajęć.</text:p>
        </text:list-item>
        <text:list-item>
          <text:p text:style-name="P5">Określenie ile dla ilu dni układamy plan*.</text:p>
        </text:list-item>
        <text:list-item>
          <text:p text:style-name="P5">Ustalanie, czy przed/po zajęciach musi być okienko (np. dojście do innego budynku).</text:p>
        </text:list-item>
      </text:list>
      <text:p text:style-name="P3"/>
      <text:p text:style-name="P3">* Przykład dla punktu 5, 6, 7, 8. Dajmy na to, że układamy plan dla 5 dni (dni nauki dla studiów dziennych), ilość jednostek lekcyjnych w ciągu dnia to 6, a każda z nich trwa 2 godziny. Rozpoczęcie dnia to godz 8:00. A zatem siatka dnia oznacza plan:</text:p>
      <text:p text:style-name="P3"/>
      <table:table table:name="Tabela1" table:style-name="Tabela1">
        <table:table-column table:style-name="Tabela1.A" table:number-columns-repeated="5"/>
        <table:table-column table:style-name="Tabela1.F"/>
        <table:table-row>
          <table:table-cell table:style-name="Tabela1.A1" office:value-type="string">
            <text:p text:style-name="P4"/>
          </table:table-cell>
          <table:table-cell table:style-name="Tabela1.A1" office:value-type="string">
            <text:p text:style-name="P4">Poniedziałek</text:p>
          </table:table-cell>
          <table:table-cell table:style-name="Tabela1.A1" office:value-type="string">
            <text:p text:style-name="P4">Wtorek</text:p>
          </table:table-cell>
          <table:table-cell table:style-name="Tabela1.A1" office:value-type="string">
            <text:p text:style-name="P4">Środa</text:p>
          </table:table-cell>
          <table:table-cell table:style-name="Tabela1.A1" office:value-type="string">
            <text:p text:style-name="P4">Czwartek</text:p>
          </table:table-cell>
          <table:table-cell table:style-name="Tabela1.F1" office:value-type="string">
            <text:p text:style-name="P4">Piątek</text:p>
          </table:table-cell>
        </table:table-row>
        <table:table-row>
          <table:table-cell table:style-name="Tabela1.A2" office:value-type="string">
            <text:p text:style-name="P4">08:00 – 10:00</text:p>
          </table:table-cell>
          <table:table-cell table:style-name="Tabela1.A2" office:value-type="string">
            <text:p text:style-name="P4">Jedn. lekcyjna</text:p>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F2" office:value-type="string">
            <text:p text:style-name="P4"/>
          </table:table-cell>
        </table:table-row>
        <table:table-row>
          <table:table-cell table:style-name="Tabela1.A2" office:value-type="string">
            <text:p text:style-name="P4">10:00 – 12:00</text:p>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F2" office:value-type="string">
            <text:p text:style-name="P4"/>
          </table:table-cell>
        </table:table-row>
        <table:table-row>
          <table:table-cell table:style-name="Tabela1.A2" office:value-type="string">
            <text:p text:style-name="P4">12:00 – 14:00</text:p>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F2" office:value-type="string">
            <text:p text:style-name="P4"/>
          </table:table-cell>
        </table:table-row>
        <table:table-row>
          <table:table-cell table:style-name="Tabela1.A2" office:value-type="string">
            <text:p text:style-name="P4">14:00 – 16:00</text:p>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F2" office:value-type="string">
            <text:p text:style-name="P4"/>
          </table:table-cell>
        </table:table-row>
        <table:table-row>
          <table:table-cell table:style-name="Tabela1.A2" office:value-type="string">
            <text:p text:style-name="P4">16:00 – 18:00</text:p>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F2" office:value-type="string">
            <text:p text:style-name="P4"/>
          </table:table-cell>
        </table:table-row>
        <table:table-row>
          <table:table-cell table:style-name="Tabela1.A2" office:value-type="string">
            <text:p text:style-name="P4">18:00 – 20:00</text:p>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A2" office:value-type="string">
            <text:p text:style-name="P4"/>
          </table:table-cell>
          <table:table-cell table:style-name="Tabela1.F2" office:value-type="string">
            <text:p text:style-name="P4"/>
          </table:table-cell>
        </table:table-row>
      </table:table>
      <text:p text:style-name="P3"/>
      <text:p text:style-name="P3"/>
      <text:p text:style-name="P3"><text:tab/><text:span text:style-name="T1">Dla wykładowcy:</text:span></text:p>
      <text:list xml:id="list553314762" text:style-name="L2">
        <text:list-item>
          <text:p text:style-name="P6">Max ilości godzin dziennie. </text:p>
        </text:list-item>
        <text:list-item>
          <text:p text:style-name="P6">Min ilości godzin dziennie. </text:p>
        </text:list-item>
        <text:list-item>
          <text:p text:style-name="P6">Max ilość godzin pod rząd.</text:p>
        </text:list-item>
        <text:list-item>
          <text:p text:style-name="P6">Max ilość okienek w ciągu dnia.</text:p>
        </text:list-item>
        <text:list-item>
          <text:p text:style-name="P6">Max ilość okienek w ciągu tygodnia.</text:p>
        </text:list-item>
        <text:list-item>
          <text:p text:style-name="P6">Należy pamiętać, że wykładowca w jednej jednostce lekcyjnej może mieć tylko jedne zajęcia.</text:p>
        </text:list-item>
      </text:list>
      <text:p text:style-name="P3"/>
      <text:p text:style-name="P3"><text:tab/><text:span text:style-name="T1">Dla studenta:</text:span></text:p>
      <text:list xml:id="list862538346" text:style-name="L3">
        <text:list-item>
          <text:p text:style-name="P7">Określenie max ilości godzin dziennie.</text:p>
        </text:list-item>
        <text:list-item>
          <text:p text:style-name="P7">Określanie min ilości godzin dziennie. </text:p>
        </text:list-item>
        <text:list-item>
          <text:p text:style-name="P7">Max ilość godzin pod rząd.</text:p>
        </text:list-item>
        <text:list-item>
          <text:p text:style-name="P7">Max ilość okienek w ciągu dnia.</text:p>
        </text:list-item>
        <text:list-item>
          <text:p text:style-name="P7">Max ilość okienek w ciągu tygodnia.</text:p>
        </text:list-item>
        <text:list-item>
          <text:p text:style-name="P7"><text:soft-page-break/>Należy pamiętać o minimalizowaniu ilości kolizji.</text:p>
        </text:list-item>
      </text:list>
      <text:p text:style-name="P2"/>
      <text:p text:style-name="P2"><text:tab/>Dla przedmiotu (jednostki lekcyjnej, rozróżniamy wykłady od laborek, czy ćwiczeń): </text:p>
      <text:list xml:id="list1185550078" text:style-name="L4">
        <text:list-item>
          <text:p text:style-name="P8">Czas trwania (w jednostkach lekcyjnych).</text:p>
        </text:list-item>
        <text:list-item>
          <text:p text:style-name="P8">W sali nie może mieć zajęć grupa, która przekracza pojemność sali.</text:p>
        </text:list-item>
        <text:list-item>
          <text:p text:style-name="P8">Sala musi być przystosowana do zajęć (odpowiednie wyposażenie, np. rzutnik, komputery).</text:p>
        </text:list-item>
        <text:list-item>
          <text:p text:style-name="P8">Jedna sala nie może być zajęta przez więcej niż jedna grupa w tym samym czas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fus </meta:initial-creator>
    <meta:creation-date>2012-10-02T17:54:54</meta:creation-date>
    <meta:generator>LibreOffice/3.4$Unix LibreOffice_project/340m1$Build-402</meta:generator>
    <dc:date>2012-10-09T20:04:19</dc:date>
    <dc:creator>Rufus </dc:creator>
    <meta:editing-duration>PT7H53M7S</meta:editing-duration>
    <meta:editing-cycles>17</meta:editing-cycles>
    <meta:document-statistic meta:table-count="1" meta:image-count="0" meta:object-count="0" meta:page-count="3" meta:paragraph-count="49" meta:word-count="883" meta:character-count="6243" meta:non-whitespace-character-count="5412"/>
  </office:meta>
</office:document-meta>
</file>